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#include&lt;stdlib.h&gt;</text:p>
      <text:p text:style-name="Standard">int main()</text:p>
      <text:p text:style-name="Standard">{</text:p>
      <text:p text:style-name="Standard"><text:s text:c="4"/>int RQ[100],i,n,TotalHeadMoment=0,initial,count=0;</text:p>
      <text:p text:style-name="Standard"><text:s text:c="4"/>printf("Enter the number of Requests\n");</text:p>
      <text:p text:style-name="Standard"><text:s text:c="4"/>scanf("%d",&amp;n);</text:p>
      <text:p text:style-name="Standard"><text:s text:c="4"/>printf("Enter the Requests sequence\n");</text:p>
      <text:p text:style-name="Standard"><text:s text:c="4"/>for(i=0;i&lt;n;i++)</text:p>
      <text:p text:style-name="Standard"><text:s text:c="5"/>scanf("%d",&amp;RQ[i]);</text:p>
      <text:p text:style-name="Standard"><text:s text:c="4"/>printf("Enter initial head position\n");</text:p>
      <text:p text:style-name="Standard"><text:s text:c="4"/>scanf("%d",&amp;initial);</text:p>
      <text:p text:style-name="Standard"><text:s text:c="4"/></text:p>
      <text:p text:style-name="Standard"><text:s text:c="4"/>// logic for sstf disk scheduling</text:p>
      <text:p text:style-name="Standard"><text:s text:c="4"/></text:p>
      <text:p text:style-name="Standard"><text:s text:c="8"/>/* loop will execute until all process is completed*/</text:p>
      <text:p text:style-name="Standard"><text:s text:c="4"/>while(count!=n)</text:p>
      <text:p text:style-name="Standard"><text:s text:c="4"/>{</text:p>
      <text:p text:style-name="Standard"><text:s text:c="8"/>int min=1000,d,index;</text:p>
      <text:p text:style-name="Standard"><text:s text:c="8"/>for(i=0;i&lt;n;i++)</text:p>
      <text:p text:style-name="Standard"><text:s text:c="8"/>{</text:p>
      <text:p text:style-name="Standard"><text:s text:c="11"/>d=abs(RQ[i]-initial);</text:p>
      <text:p text:style-name="Standard"><text:s text:c="11"/>if(min&gt;d)</text:p>
      <text:p text:style-name="Standard"><text:s text:c="11"/>{</text:p>
      <text:p text:style-name="Standard"><text:s text:c="15"/>min=d;</text:p>
      <text:p text:style-name="Standard"><text:s text:c="15"/>index=i;</text:p>
      <text:p text:style-name="Standard"><text:s text:c="11"/>}</text:p>
      <text:p text:style-name="Standard"><text:s text:c="11"/></text:p>
      <text:p text:style-name="Standard"><text:s text:c="8"/>}</text:p>
      <text:p text:style-name="Standard"><text:s text:c="8"/>TotalHeadMoment=TotalHeadMoment+min;</text:p>
      <text:p text:style-name="Standard"><text:s text:c="8"/>initial=RQ[index];</text:p>
      <text:p text:style-name="Standard"><text:s text:c="8"/>// 1000 is for max</text:p>
      <text:p text:style-name="Standard"><text:s text:c="8"/>// you can use any number</text:p>
      <text:p text:style-name="Standard"><text:s text:c="8"/>RQ[index]=1000;</text:p>
      <text:p text:style-name="Standard"><text:s text:c="8"/>count++;</text:p>
      <text:p text:style-name="Standard"><text:s text:c="4"/>}</text:p>
      <text:p text:style-name="Standard"><text:s text:c="4"/></text:p>
      <text:p text:style-name="Standard"><text:s text:c="4"/>printf("Total head movement is %d",TotalHeadMoment);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5T12:38:51.627055329</meta:creation-date>
    <dc:date>2022-11-05T12:39:14.301428190</dc:date>
    <meta:editing-duration>PT23S</meta:editing-duration>
    <meta:editing-cycles>1</meta:editing-cycles>
    <meta:document-statistic meta:table-count="0" meta:image-count="0" meta:object-count="0" meta:page-count="1" meta:paragraph-count="40" meta:word-count="76" meta:character-count="900" meta:non-whitespace-character-count="618"/>
    <meta:generator>LibreOffice/6.4.7.2$Linux_X86_64 LibreOffice_project/40$Build-2</meta:generator>
  </office:meta>
</office:document-meta>
</file>